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2535in"/>
    </style:style>
    <style:style style:name="Table1.B" style:family="table-column">
      <style:table-column-properties style:column-width="1.2542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Take the 15 KΩ resistor, verifying its nominal value through the color code (if colors can’t be properly seen, you can use the ohmmeter to verify it). From last strip placed to right (it gives us the relative error), compute the absolute error of resistance.</text:p>
      <text:p text:style-name="P1"/>
      <text:p text:style-name="P1">relative error: +-5%</text:p>
      <text:p text:style-name="P1">absolute error: 0.8</text:p>
      <text:p text:style-name="P1">Therefore, the measurement is 15+-0.8 kΩ</text:p>
      <text:p text:style-name="P1"/>
      <text:p text:style-name="P1">b) By using Fluke 45 multimeter as an ohmmeter, measure the resistance with its absolute error. Accuracy and reading error to compute absolute error must be got from technical data sheet, taking in account that instrument is being used as an ohmmeter in the corresponding range. To measure: i. Switch on the Fluke 45 and select the button to measure Ω. ii. Connect the resistor to be measured between the inputs of Fluke 45. <text:s/></text:p>
      <text:p text:style-name="P1"/>
      <text:p text:style-name="P1"/>
      <text:p text:style-name="P1">Accuracy error = Accuracy*Reading/100=0.05*14.771/100 = 0.0073855 kΩ</text:p>
      <text:p text:style-name="P1">Reading error = 2*0,001=0.002 kΩ</text:p>
      <text:p text:style-name="P1">Absolut error=Accuracy error+Reading error =0.0093855= 0.009 kΩ</text:p>
      <text:p text:style-name="P1"/>
      <text:p text:style-name="P1">c) By using the same procedure than on b), measure the internal resistance of analog Demestres voltmeter. Only replace the resistor by the terminals of voltmeter, and on the display you will read the resistance of Demestres voltmeter. Let you write down this resistance with its error. </text:p>
      <text:p text:style-name="P1"/>
      <text:p text:style-name="P1">Accuracy error = Accuracy*Reading/100=0.05*15.001/100 = 0.0075005 kΩ</text:p>
      <text:p text:style-name="P1">Reading error = 2*0,001=0.002 kΩ</text:p>
      <text:p text:style-name="P1">Absolut error = Accuracy error+Reading error =0.0095005= <text:span text:style-name="T1">0.010 kΩ</text:span></text:p>
      <text:p text:style-name="P1"/>
      <text:p text:style-name="P1">d) Assembly the circuit on picture with the 15 KΩ resistor. As voltmeter will be used the analog Demestres, and digital Fluke 45 as ammeter. <text:s/></text:p>
      <text:p text:style-name="P1"/>
      <text:p text:style-name="P1">– Class error=Range*Class/100=15*0.02=0.3 V </text:p>
      <text:p text:style-name="P1">Reading error=1 division=0.5 V </text:p>
      <text:p text:style-name="P1">Absolut error=Class error+Reading error = 0.5+0.3=0.8 V </text:p>
      <text:p text:style-name="P1"/>
      <table:table table:name="Table1" table:style-name="Table1">
        <table:table-column table:style-name="Table1.A"/>
        <table:table-column table:style-name="Table1.B" table:number-columns-repeated="4"/>
        <text:soft-page-break/>
        <table:table-row table:style-name="Table1.1">
          <table:table-cell table:style-name="Table1.A1" office:value-type="string">
            <text:p text:style-name="P4">V source(V)</text:p>
          </table:table-cell>
          <table:table-cell table:style-name="Table1.A1" office:value-type="string">
            <text:p text:style-name="P2">V (V) </text:p>
          </table:table-cell>
          <table:table-cell table:style-name="Table1.A1" office:value-type="string">
            <text:p text:style-name="P2">ΔV (V)</text:p>
          </table:table-cell>
          <table:table-cell table:style-name="Table1.A1" office:value-type="string">
            <text:p text:style-name="P2">I (mA)</text:p>
          </table:table-cell>
          <table:table-cell table:style-name="Table1.A1" office:value-type="string">
            <text:p text:style-name="P2">ΔI (mA) </text:p>
          </table:table-cell>
        </table:table-row>
        <table:table-row table:style-name="Table1.1">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0.8</text:p>
          </table:table-cell>
          <table:table-cell table:style-name="Table1.A1" office:value-type="string">
            <text:p text:style-name="P4">0.271</text:p>
          </table:table-cell>
          <table:table-cell table:style-name="Table1.A1" office:value-type="string">
            <text:p text:style-name="P4">0.017</text:p>
          </table:table-cell>
        </table:table-row>
        <table:table-row table:style-name="Table1.1">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2">+-0.8</text:p>
          </table:table-cell>
          <table:table-cell table:style-name="Table1.A1" office:value-type="string">
            <text:p text:style-name="P4">0.533</text:p>
          </table:table-cell>
          <table:table-cell table:style-name="Table1.A1" office:value-type="string">
            <text:p text:style-name="P2">0.03</text:p>
          </table:table-cell>
        </table:table-row>
        <table:table-row table:style-name="Table1.1">
          <table:table-cell table:style-name="Table1.A1" office:value-type="string">
            <text:p text:style-name="P4">6</text:p>
          </table:table-cell>
          <table:table-cell table:style-name="Table1.A1" office:value-type="string">
            <text:p text:style-name="P4">6.1</text:p>
          </table:table-cell>
          <table:table-cell table:style-name="Table1.A1" office:value-type="string">
            <text:p text:style-name="P2">+-0.8</text:p>
          </table:table-cell>
          <table:table-cell table:style-name="Table1.A1" office:value-type="string">
            <text:p text:style-name="P4">0.819</text:p>
          </table:table-cell>
          <table:table-cell table:style-name="Table1.A1" office:value-type="string">
            <text:p text:style-name="P2">0.04</text:p>
          </table:table-cell>
        </table:table-row>
        <table:table-row table:style-name="Table1.1">
          <table:table-cell table:style-name="Table1.A1" office:value-type="string">
            <text:p text:style-name="P4">8</text:p>
          </table:table-cell>
          <table:table-cell table:style-name="Table1.A1" office:value-type="string">
            <text:p text:style-name="P4">8.2</text:p>
          </table:table-cell>
          <table:table-cell table:style-name="Table1.A1" office:value-type="string">
            <text:p text:style-name="P2">+-0.8</text:p>
          </table:table-cell>
          <table:table-cell table:style-name="Table1.A1" office:value-type="string">
            <text:p text:style-name="P4">1.102</text:p>
          </table:table-cell>
          <table:table-cell table:style-name="Table1.A1" office:value-type="string">
            <text:p text:style-name="P2">0.06</text:p>
          </table:table-cell>
        </table:table-row>
        <table:table-row table:style-name="Table1.1">
          <table:table-cell table:style-name="Table1.A1" office:value-type="string">
            <text:p text:style-name="P4">10</text:p>
          </table:table-cell>
          <table:table-cell table:style-name="Table1.A1" office:value-type="string">
            <text:p text:style-name="P4">10</text:p>
          </table:table-cell>
          <table:table-cell table:style-name="Table1.A1" office:value-type="string">
            <text:p text:style-name="P2">+-0.8</text:p>
          </table:table-cell>
          <table:table-cell table:style-name="Table1.A1" office:value-type="string">
            <text:p text:style-name="P4">1.349</text:p>
          </table:table-cell>
          <table:table-cell table:style-name="Table1.A1" office:value-type="string">
            <text:p text:style-name="P2">0.0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46" meta:word-count="293" meta:character-count="1777" meta:non-whitespace-character-count="1519"/>
    <meta:generator>LibreOfficeDev/5.1.0.3$Linux_X86_64 LibreOffice_project/</meta:generator>
  </office:meta>
</office:document-meta>
</file>